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2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.8125in"/>
    </style:style>
    <style:style style:name="Table3.C" style:family="table-column">
      <style:table-column-properties style:column-width="2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.8125in"/>
    </style:style>
    <style:style style:name="Table4.C" style:family="table-column">
      <style:table-column-properties style:column-width="2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.8125in"/>
    </style:style>
    <style:style style:name="Table5.C" style:family="table-column">
      <style:table-column-properties style:column-width="2.6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.8125in"/>
    </style:style>
    <style:style style:name="Table6.C" style:family="table-column">
      <style:table-column-properties style:column-width="2.69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.8125in"/>
    </style:style>
    <style:style style:name="Table7.C" style:family="table-column">
      <style:table-column-properties style:column-width="2.697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06a7" officeooo:paragraph-rsid="001506a7"/>
    </style:style>
    <style:style style:name="P2" style:family="paragraph" style:parent-style-name="Standard">
      <style:text-properties officeooo:rsid="001506a7" officeooo:paragraph-rsid="0016d8da"/>
    </style:style>
    <style:style style:name="P3" style:family="paragraph" style:parent-style-name="Standard">
      <style:text-properties officeooo:rsid="001506a7" officeooo:paragraph-rsid="0019517a"/>
    </style:style>
    <style:style style:name="P4" style:family="paragraph" style:parent-style-name="Standard">
      <style:text-properties officeooo:rsid="001506a7" officeooo:paragraph-rsid="001b3f29"/>
    </style:style>
    <style:style style:name="P5" style:family="paragraph" style:parent-style-name="Standard">
      <style:text-properties officeooo:rsid="001506a7" officeooo:paragraph-rsid="001f4cd7"/>
    </style:style>
    <style:style style:name="P6" style:family="paragraph" style:parent-style-name="Standard">
      <style:text-properties officeooo:rsid="001506a7" officeooo:paragraph-rsid="00220ea9"/>
    </style:style>
    <style:style style:name="P7" style:family="paragraph" style:parent-style-name="Standard">
      <style:text-properties fo:font-weight="bold" officeooo:rsid="001506a7" officeooo:paragraph-rsid="001506a7" style:font-weight-asian="bold" style:font-weight-complex="bold"/>
    </style:style>
    <style:style style:name="P8" style:family="paragraph" style:parent-style-name="Standard">
      <style:text-properties fo:font-weight="bold" officeooo:rsid="001506a7" officeooo:paragraph-rsid="0016d8da" style:font-weight-asian="bold" style:font-weight-complex="bold"/>
    </style:style>
    <style:style style:name="P9" style:family="paragraph" style:parent-style-name="Standard">
      <style:text-properties fo:font-weight="bold" officeooo:rsid="001506a7" officeooo:paragraph-rsid="0019517a" style:font-weight-asian="bold" style:font-weight-complex="bold"/>
    </style:style>
    <style:style style:name="P10" style:family="paragraph" style:parent-style-name="Standard">
      <style:text-properties fo:font-weight="bold" officeooo:rsid="001506a7" officeooo:paragraph-rsid="001b3f29" style:font-weight-asian="bold" style:font-weight-complex="bold"/>
    </style:style>
    <style:style style:name="P11" style:family="paragraph" style:parent-style-name="Standard">
      <style:text-properties fo:font-weight="bold" officeooo:rsid="001506a7" officeooo:paragraph-rsid="001f4cd7" style:font-weight-asian="bold" style:font-weight-complex="bold"/>
    </style:style>
    <style:style style:name="P12" style:family="paragraph" style:parent-style-name="Standard">
      <style:text-properties fo:font-weight="bold" officeooo:rsid="001506a7" officeooo:paragraph-rsid="00220ea9" style:font-weight-asian="bold" style:font-weight-complex="bold"/>
    </style:style>
    <style:style style:name="P13" style:family="paragraph" style:parent-style-name="Table_20_Contents">
      <style:text-properties officeooo:rsid="001506a7" officeooo:paragraph-rsid="001506a7"/>
    </style:style>
    <style:style style:name="P14" style:family="paragraph" style:parent-style-name="Table_20_Contents">
      <style:text-properties officeooo:rsid="001506a7" officeooo:paragraph-rsid="0016d8da"/>
    </style:style>
    <style:style style:name="P15" style:family="paragraph" style:parent-style-name="Table_20_Contents">
      <style:text-properties officeooo:rsid="001506a7" officeooo:paragraph-rsid="0019517a"/>
    </style:style>
    <style:style style:name="P16" style:family="paragraph" style:parent-style-name="Table_20_Contents">
      <style:text-properties officeooo:rsid="001506a7" officeooo:paragraph-rsid="001b3f29"/>
    </style:style>
    <style:style style:name="P17" style:family="paragraph" style:parent-style-name="Table_20_Contents">
      <style:text-properties officeooo:rsid="001506a7" officeooo:paragraph-rsid="001f4cd7"/>
    </style:style>
    <style:style style:name="P18" style:family="paragraph" style:parent-style-name="Table_20_Contents">
      <style:text-properties officeooo:rsid="001506a7" officeooo:paragraph-rsid="00220ea9"/>
    </style:style>
    <style:style style:name="P19" style:family="paragraph" style:parent-style-name="Table_20_Contents">
      <style:text-properties officeooo:rsid="001506a7" officeooo:paragraph-rsid="002d1f8c"/>
    </style:style>
    <style:style style:name="P20" style:family="paragraph" style:parent-style-name="Table_20_Contents">
      <style:text-properties fo:font-weight="bold" officeooo:rsid="001506a7" officeooo:paragraph-rsid="001506a7" style:font-weight-asian="bold" style:font-weight-complex="bold"/>
    </style:style>
    <style:style style:name="P21" style:family="paragraph" style:parent-style-name="Table_20_Contents">
      <style:text-properties fo:font-weight="bold" officeooo:rsid="001506a7" officeooo:paragraph-rsid="0016d8da" style:font-weight-asian="bold" style:font-weight-complex="bold"/>
    </style:style>
    <style:style style:name="P22" style:family="paragraph" style:parent-style-name="Table_20_Contents">
      <style:text-properties fo:font-weight="bold" officeooo:rsid="001506a7" officeooo:paragraph-rsid="0019517a" style:font-weight-asian="bold" style:font-weight-complex="bold"/>
    </style:style>
    <style:style style:name="P23" style:family="paragraph" style:parent-style-name="Table_20_Contents">
      <style:text-properties fo:font-weight="bold" officeooo:rsid="001506a7" officeooo:paragraph-rsid="001b3f29" style:font-weight-asian="bold" style:font-weight-complex="bold"/>
    </style:style>
    <style:style style:name="P24" style:family="paragraph" style:parent-style-name="Table_20_Contents">
      <style:text-properties fo:font-weight="bold" officeooo:rsid="001506a7" officeooo:paragraph-rsid="001f4cd7" style:font-weight-asian="bold" style:font-weight-complex="bold"/>
    </style:style>
    <style:style style:name="P25" style:family="paragraph" style:parent-style-name="Table_20_Contents">
      <style:text-properties fo:font-weight="bold" officeooo:rsid="001506a7" officeooo:paragraph-rsid="00220ea9" style:font-weight-asian="bold" style:font-weight-complex="bold"/>
    </style:style>
    <style:style style:name="P26" style:family="paragraph" style:parent-style-name="Table_20_Contents">
      <style:text-properties fo:font-weight="bold" officeooo:rsid="001506a7" officeooo:paragraph-rsid="002ac99c" style:font-weight-asian="bold" style:font-weight-complex="bold"/>
    </style:style>
    <style:style style:name="P27" style:family="paragraph" style:parent-style-name="Table_20_Contents">
      <style:text-properties fo:font-weight="bold" officeooo:rsid="001506a7" officeooo:paragraph-rsid="002d1f8c" style:font-weight-asian="bold" style:font-weight-complex="bold"/>
    </style:style>
    <style:style style:name="P28" style:family="paragraph" style:parent-style-name="Table_20_Contents">
      <style:text-properties fo:font-weight="bold" officeooo:rsid="001506a7" officeooo:paragraph-rsid="0030c432" style:font-weight-asian="bold" style:font-weight-complex="bold"/>
    </style:style>
    <style:style style:name="P29" style:family="paragraph" style:parent-style-name="Table_20_Contents">
      <style:text-properties fo:font-weight="bold" officeooo:rsid="001506a7" officeooo:paragraph-rsid="00312a80" style:font-weight-asian="bold" style:font-weight-complex="bold"/>
    </style:style>
    <style:style style:name="P30" style:family="paragraph" style:parent-style-name="Table_20_Contents">
      <style:text-properties fo:font-weight="bold" officeooo:rsid="001506a7" officeooo:paragraph-rsid="00321c67" style:font-weight-asian="bold" style:font-weight-complex="bold"/>
    </style:style>
    <style:style style:name="P31" style:family="paragraph" style:parent-style-name="Table_20_Contents">
      <style:text-properties officeooo:rsid="00169ade" officeooo:paragraph-rsid="002d1f8c"/>
    </style:style>
    <style:style style:name="P32" style:family="paragraph" style:parent-style-name="Table_20_Contents">
      <style:text-properties officeooo:rsid="0016d8da" officeooo:paragraph-rsid="002d1f8c"/>
    </style:style>
    <style:style style:name="P33" style:family="paragraph" style:parent-style-name="Table_20_Contents">
      <style:text-properties officeooo:rsid="0019517a" officeooo:paragraph-rsid="00338b6f"/>
    </style:style>
    <style:style style:name="P34" style:family="paragraph" style:parent-style-name="Table_20_Contents">
      <style:text-properties officeooo:rsid="001ca761" officeooo:paragraph-rsid="00338b6f"/>
    </style:style>
    <style:style style:name="P35" style:family="paragraph" style:parent-style-name="Table_20_Contents">
      <style:text-properties officeooo:rsid="001fc43c" officeooo:paragraph-rsid="00355597"/>
    </style:style>
    <style:style style:name="P36" style:family="paragraph" style:parent-style-name="Table_20_Contents">
      <style:text-properties officeooo:rsid="001fc43c" officeooo:paragraph-rsid="0036e707"/>
    </style:style>
    <style:style style:name="P37" style:family="paragraph" style:parent-style-name="Table_20_Contents">
      <style:text-properties officeooo:rsid="001fc43c" officeooo:paragraph-rsid="00388d37"/>
    </style:style>
    <style:style style:name="P38" style:family="paragraph" style:parent-style-name="Table_20_Contents">
      <style:text-properties officeooo:rsid="0020f6dc" officeooo:paragraph-rsid="00388d37"/>
    </style:style>
    <style:style style:name="P39" style:family="paragraph" style:parent-style-name="Table_20_Contents">
      <style:text-properties officeooo:rsid="00220ea9" officeooo:paragraph-rsid="002ba745"/>
    </style:style>
    <style:style style:name="P40" style:family="paragraph" style:parent-style-name="Standard">
      <style:text-properties officeooo:rsid="001506a7" officeooo:paragraph-rsid="001506a7"/>
    </style:style>
    <style:style style:name="P41" style:family="paragraph" style:parent-style-name="Standard">
      <style:text-properties officeooo:rsid="001506a7" officeooo:paragraph-rsid="003a5cd5"/>
    </style:style>
    <style:style style:name="P42" style:family="paragraph" style:parent-style-name="Standard">
      <style:text-properties officeooo:rsid="001506a7" officeooo:paragraph-rsid="0016d8da"/>
    </style:style>
    <style:style style:name="P43" style:family="paragraph" style:parent-style-name="Standard">
      <style:text-properties fo:font-weight="bold" officeooo:rsid="001506a7" officeooo:paragraph-rsid="003a5cd5" style:font-weight-asian="bold" style:font-weight-complex="bold"/>
    </style:style>
    <style:style style:name="P44" style:family="paragraph" style:parent-style-name="Table_20_Contents">
      <style:text-properties officeooo:rsid="003a5cd5" officeooo:paragraph-rsid="003a5cd5"/>
    </style:style>
    <style:style style:name="P45" style:family="paragraph" style:parent-style-name="Table_20_Contents">
      <style:text-properties fo:font-weight="bold" officeooo:rsid="001506a7" officeooo:paragraph-rsid="003a5cd5" style:font-weight-asian="bold" style:font-weight-complex="bold"/>
    </style:style>
    <style:style style:name="P46" style:family="paragraph" style:parent-style-name="Table_20_Contents">
      <style:text-properties officeooo:rsid="001506a7" officeooo:paragraph-rsid="003a5cd5"/>
    </style:style>
    <style:style style:name="P47" style:family="paragraph" style:parent-style-name="Table_20_Contents">
      <style:text-properties officeooo:rsid="003a6b8c" officeooo:paragraph-rsid="003a6b8c"/>
    </style:style>
    <style:style style:name="P48" style:family="paragraph" style:parent-style-name="Table_20_Contents">
      <style:text-properties officeooo:rsid="003a6b8c" officeooo:paragraph-rsid="0045e364"/>
    </style:style>
    <style:style style:name="P49" style:family="paragraph" style:parent-style-name="Table_20_Contents">
      <style:text-properties officeooo:rsid="003a6b8c" officeooo:paragraph-rsid="005cd326"/>
    </style:style>
    <style:style style:name="P50" style:family="paragraph" style:parent-style-name="Table_20_Contents">
      <style:text-properties officeooo:rsid="003aeb13" officeooo:paragraph-rsid="003aeb13"/>
    </style:style>
    <style:style style:name="P51" style:family="paragraph" style:parent-style-name="Table_20_Contents">
      <style:text-properties officeooo:rsid="003aeb13" officeooo:paragraph-rsid="0045e364"/>
    </style:style>
    <style:style style:name="P52" style:family="paragraph" style:parent-style-name="Table_20_Contents">
      <style:text-properties officeooo:rsid="003aeb13" officeooo:paragraph-rsid="00697007"/>
    </style:style>
    <style:style style:name="P53" style:family="paragraph" style:parent-style-name="Table_20_Contents">
      <style:text-properties officeooo:rsid="003c5854" officeooo:paragraph-rsid="003c5854"/>
    </style:style>
    <style:style style:name="P54" style:family="paragraph" style:parent-style-name="Table_20_Contents">
      <style:text-properties officeooo:rsid="003c5854" officeooo:paragraph-rsid="0045e364"/>
    </style:style>
    <style:style style:name="P55" style:family="paragraph" style:parent-style-name="Table_20_Contents">
      <style:text-properties officeooo:rsid="003c5854" officeooo:paragraph-rsid="00589578"/>
    </style:style>
    <style:style style:name="P56" style:family="paragraph" style:parent-style-name="Table_20_Contents">
      <style:text-properties officeooo:rsid="003d8b81" officeooo:paragraph-rsid="003d8b81"/>
    </style:style>
    <style:style style:name="P57" style:family="paragraph" style:parent-style-name="Table_20_Contents">
      <style:text-properties officeooo:rsid="003d8b81" officeooo:paragraph-rsid="0045e364"/>
    </style:style>
    <style:style style:name="P58" style:family="paragraph" style:parent-style-name="Table_20_Contents">
      <style:text-properties officeooo:rsid="003ea842" officeooo:paragraph-rsid="003ea842"/>
    </style:style>
    <style:style style:name="P59" style:family="paragraph" style:parent-style-name="Table_20_Contents">
      <style:text-properties officeooo:rsid="003ea842" officeooo:paragraph-rsid="004535d1"/>
    </style:style>
    <style:style style:name="P60" style:family="paragraph" style:parent-style-name="Table_20_Contents">
      <style:text-properties officeooo:rsid="003ea842" officeooo:paragraph-rsid="0045e364"/>
    </style:style>
    <style:style style:name="P61" style:family="paragraph" style:parent-style-name="Table_20_Contents">
      <style:text-properties officeooo:rsid="003ea842" officeooo:paragraph-rsid="0050d5da"/>
    </style:style>
    <style:style style:name="P62" style:family="paragraph" style:parent-style-name="Table_20_Contents">
      <style:text-properties officeooo:rsid="004535d1" officeooo:paragraph-rsid="004535d1"/>
    </style:style>
    <style:style style:name="P63" style:family="paragraph" style:parent-style-name="Table_20_Contents">
      <style:text-properties officeooo:rsid="004535d1" officeooo:paragraph-rsid="0045e364"/>
    </style:style>
    <style:style style:name="P64" style:family="paragraph" style:parent-style-name="Table_20_Contents">
      <style:text-properties officeooo:rsid="004535d1" officeooo:paragraph-rsid="0050d5da"/>
    </style:style>
    <style:style style:name="T1" style:family="text">
      <style:text-properties officeooo:rsid="0016d8da"/>
    </style:style>
    <style:style style:name="T2" style:family="text">
      <style:text-properties officeooo:rsid="0019517a"/>
    </style:style>
    <style:style style:name="T3" style:family="text">
      <style:text-properties officeooo:rsid="001b3f29"/>
    </style:style>
    <style:style style:name="T4" style:family="text">
      <style:text-properties officeooo:rsid="001f4cd7"/>
    </style:style>
    <style:style style:name="T5" style:family="text">
      <style:text-properties officeooo:rsid="00220ea9"/>
    </style:style>
    <style:style style:name="T6" style:family="text">
      <style:text-properties officeooo:rsid="00252fce"/>
    </style:style>
    <style:style style:name="T7" style:family="text">
      <style:text-properties officeooo:rsid="002ac99c"/>
    </style:style>
    <style:style style:name="T8" style:family="text">
      <style:text-properties officeooo:rsid="002ba745"/>
    </style:style>
    <style:style style:name="T9" style:family="text">
      <style:text-properties officeooo:rsid="002d1f8c"/>
    </style:style>
    <style:style style:name="T10" style:family="text">
      <style:text-properties officeooo:rsid="00338b6f"/>
    </style:style>
    <style:style style:name="T11" style:family="text">
      <style:text-properties officeooo:rsid="00355597"/>
    </style:style>
    <style:style style:name="T12" style:family="text">
      <style:text-properties officeooo:rsid="0036e707"/>
    </style:style>
    <style:style style:name="T13" style:family="text">
      <style:text-properties officeooo:rsid="00388d37"/>
    </style:style>
    <style:style style:name="T14" style:family="text">
      <style:text-properties officeooo:rsid="003a5cd5"/>
    </style:style>
    <style:style style:name="T15" style:family="text">
      <style:text-properties officeooo:rsid="004535d1"/>
    </style:style>
    <style:style style:name="T16" style:family="text">
      <style:text-properties officeooo:rsid="0045e364"/>
    </style:style>
    <style:style style:name="T17" style:family="text">
      <style:text-properties officeooo:rsid="00479d2d"/>
    </style:style>
    <style:style style:name="T18" style:family="text">
      <style:text-properties officeooo:rsid="0047bc1f"/>
    </style:style>
    <style:style style:name="T19" style:family="text">
      <style:text-properties officeooo:rsid="00489850"/>
    </style:style>
    <style:style style:name="T20" style:family="text">
      <style:text-properties officeooo:rsid="0048c704"/>
    </style:style>
    <style:style style:name="T21" style:family="text">
      <style:text-properties officeooo:rsid="0054c8e3"/>
    </style:style>
    <style:style style:name="T22" style:family="text">
      <style:text-properties officeooo:rsid="00569fb4"/>
    </style:style>
    <style:style style:name="T23" style:family="text">
      <style:text-properties officeooo:rsid="00589578"/>
    </style:style>
    <style:style style:name="T24" style:family="text">
      <style:text-properties officeooo:rsid="005a89f2"/>
    </style:style>
    <style:style style:name="T25" style:family="text">
      <style:text-properties officeooo:rsid="005f2704"/>
    </style:style>
    <style:style style:name="T26" style:family="text">
      <style:text-properties officeooo:rsid="00604765"/>
    </style:style>
    <style:style style:name="T27" style:family="text">
      <style:text-properties officeooo:rsid="00646845"/>
    </style:style>
    <style:style style:name="T28" style:family="text">
      <style:text-properties officeooo:rsid="00651873"/>
    </style:style>
    <style:style style:name="T29" style:family="text">
      <style:text-properties officeooo:rsid="0067e5c1"/>
    </style:style>
    <style:style style:name="T30" style:family="text">
      <style:text-properties officeooo:rsid="00697007"/>
    </style:style>
    <style:style style:name="T31" style:family="text">
      <style:text-properties officeooo:rsid="006a2cd8"/>
    </style:style>
    <style:style style:name="T32" style:family="text">
      <style:text-properties officeooo:rsid="006a5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43">Shi-Tomasi Detector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5">Image</text:p>
          </table:table-cell>
          <table:table-cell table:style-name="Table7.A1" office:value-type="string">
            <text:p text:style-name="P45"><text:span text:style-name="T7">Detected</text:span> Keypoints / <text:span text:style-name="T8">Execution Time (ms)</text:span></text:p>
          </table:table-cell>
          <table:table-cell table:style-name="Table7.C1" office:value-type="string">
            <text:p text:style-name="P45"><text:span text:style-name="T9">Matched Keypoints / </text:span>Execution Time (ms)</text:p>
          </table:table-cell>
        </table:table-row>
        <table:table-row>
          <table:table-cell table:style-name="Table7.A2" office:value-type="string">
            <text:p text:style-name="P46">1</text:p>
          </table:table-cell>
          <table:table-cell table:style-name="Table7.A2" office:value-type="string">
            <text:p text:style-name="P46"><text:span text:style-name="T14">1370</text:span> / <text:span text:style-name="T14">103.443</text:span> <text:span text:style-name="T9">ms</text:span></text:p>
          </table:table-cell>
          <table:table-cell table:style-name="Table7.C2" office:value-type="string">
            <text:p text:style-name="P46"/>
          </table:table-cell>
        </table:table-row>
        <table:table-row>
          <table:table-cell table:style-name="Table7.A2" office:value-type="string">
            <text:p text:style-name="P46">2</text:p>
          </table:table-cell>
          <table:table-cell table:style-name="Table7.A2" office:value-type="string">
            <text:p text:style-name="P46"><text:span text:style-name="T14">1301</text:span> / <text:span text:style-name="T14">15.0476</text:span> <text:span text:style-name="T9">ms</text:span></text:p>
          </table:table-cell>
          <table:table-cell table:style-name="Table7.C2" office:value-type="string">
            <text:p text:style-name="P47">BRISK Desc: 95</text:p>
            <text:p text:style-name="P50">BRIEF Desc: 115</text:p>
            <text:p text:style-name="P53">ORB Desc <text:s text:c="2"/>: 104</text:p>
            <text:p text:style-name="P56">FREAK Desc : 90</text:p>
            <text:p text:style-name="P58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3</text:p>
          </table:table-cell>
          <table:table-cell table:style-name="Table7.A2" office:value-type="string">
            <text:p text:style-name="P46"><text:span text:style-name="T14">1361</text:span> / <text:span text:style-name="T14">15.1644</text:span> <text:span text:style-name="T9">ms</text:span></text:p>
          </table:table-cell>
          <table:table-cell table:style-name="Table7.C2" office:value-type="string">
            <text:p text:style-name="P47">BRISK Desc: 88</text:p>
            <text:p text:style-name="P50">BRIEF Desc: 111</text:p>
            <text:p text:style-name="P53">ORB Desc <text:s text:c="2"/>: 103</text:p>
            <text:p text:style-name="P56">FREAK Desc : 88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4</text:p>
          </table:table-cell>
          <table:table-cell table:style-name="Table7.A2" office:value-type="string">
            <text:p text:style-name="P44">1358 / 12.7095 ms</text:p>
          </table:table-cell>
          <table:table-cell table:style-name="Table7.C2" office:value-type="string">
            <text:p text:style-name="P47">BRISK Desc: 80</text:p>
            <text:p text:style-name="P50">BRIEF Desc: 104</text:p>
            <text:p text:style-name="P53">ORB Desc <text:s text:c="2"/>: 100</text:p>
            <text:p text:style-name="P56">FREAK Desc : 87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5</text:p>
          </table:table-cell>
          <table:table-cell table:style-name="Table7.A2" office:value-type="string">
            <text:p text:style-name="P44">1333 / 15.692 ms</text:p>
          </table:table-cell>
          <table:table-cell table:style-name="Table7.C2" office:value-type="string">
            <text:p text:style-name="P47">BRISK Desc: 90</text:p>
            <text:p text:style-name="P50">BRIEF Desc: 101</text:p>
            <text:p text:style-name="P53">ORB Desc <text:s text:c="2"/>: 102</text:p>
            <text:p text:style-name="P56">FREAK Desc : 89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6</text:p>
          </table:table-cell>
          <table:table-cell table:style-name="Table7.A2" office:value-type="string">
            <text:p text:style-name="P44">1284 / 14.4943 ms</text:p>
          </table:table-cell>
          <table:table-cell table:style-name="Table7.C2" office:value-type="string">
            <text:p text:style-name="P47">BRISK Desc: 82</text:p>
            <text:p text:style-name="P50">BRIEF Desc: 102</text:p>
            <text:p text:style-name="P53">ORB Desc <text:s text:c="2"/>: 103</text:p>
            <text:p text:style-name="P56">FREAK Desc : 83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7</text:p>
          </table:table-cell>
          <table:table-cell table:style-name="Table7.A2" office:value-type="string">
            <text:p text:style-name="P44">1322 / 13.1722 ms</text:p>
          </table:table-cell>
          <table:table-cell table:style-name="Table7.C2" office:value-type="string">
            <text:p text:style-name="P47">BRISK Desc: 79</text:p>
            <text:p text:style-name="P50">BRIEF Desc: 102</text:p>
            <text:p text:style-name="P53">ORB Desc <text:s text:c="2"/>: 98</text:p>
            <text:p text:style-name="P56">FREAK Desc : 78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8</text:p>
          </table:table-cell>
          <table:table-cell table:style-name="Table7.A2" office:value-type="string">
            <text:p text:style-name="P44">1366 / 15.0911 ms</text:p>
          </table:table-cell>
          <table:table-cell table:style-name="Table7.C2" office:value-type="string">
            <text:p text:style-name="P47">BRISK Desc: 85</text:p>
            <text:p text:style-name="P50">BRIEF Desc: 100</text:p>
            <text:p text:style-name="P53">ORB Desc <text:s text:c="2"/>: 98</text:p>
            <text:p text:style-name="P56">FREAK Desc : 81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9</text:p>
          </table:table-cell>
          <table:table-cell table:style-name="Table7.A2" office:value-type="string">
            <text:p text:style-name="P44">1389 / 13.9986 ms</text:p>
          </table:table-cell>
          <table:table-cell table:style-name="Table7.C2" office:value-type="string">
            <text:p text:style-name="P47">BRISK Desc: 86</text:p>
            <text:p text:style-name="P50"><text:soft-page-break/>BRIEF Desc: 109</text:p>
            <text:p text:style-name="P53">ORB Desc <text:s text:c="2"/>: 102</text:p>
            <text:p text:style-name="P56">FREAK Desc : 86</text:p>
            <text:p text:style-name="P59">AKAZE Desc : <text:span text:style-name="T15">na</text:span></text:p>
            <text:p text:style-name="P62">SIFT Desc: na</text:p>
          </table:table-cell>
        </table:table-row>
        <table:table-row>
          <table:table-cell table:style-name="Table7.A2" office:value-type="string">
            <text:p text:style-name="P46">10</text:p>
          </table:table-cell>
          <table:table-cell table:style-name="Table7.A2" office:value-type="string">
            <text:p text:style-name="P44">1339 / 12.833 ms</text:p>
          </table:table-cell>
          <table:table-cell table:style-name="Table7.C2" office:value-type="string">
            <text:p text:style-name="P47">BRISK Desc: 82</text:p>
            <text:p text:style-name="P50">BRIEF Desc: 100</text:p>
            <text:p text:style-name="P53">ORB Desc <text:s text:c="2"/>: 97</text:p>
            <text:p text:style-name="P56">FREAK Desc : 84</text:p>
            <text:p text:style-name="P59">AKAZE Desc : <text:span text:style-name="T15">na</text:span></text:p>
            <text:p text:style-name="P62">SIFT Desc: na</text:p>
          </table:table-cell>
        </table:table-row>
      </table:table>
      <text:p text:style-name="P41"/>
      <text:p text:style-name="P1"/>
      <text:p text:style-name="P7">Harris Detecto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Image</text:p>
          </table:table-cell>
          <table:table-cell table:style-name="Table1.A1" office:value-type="string">
            <text:p text:style-name="P27"><text:span text:style-name="T7">Detected</text:span> Keypoints / <text:span text:style-name="T8">Execution Time (ms)</text:span></text:p>
          </table:table-cell>
          <table:table-cell table:style-name="Table1.C1" office:value-type="string">
            <text:p text:style-name="P20"><text:span text:style-name="T9">Matched Keypoints / </text:span>Execution Time (ms)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9">115 / 16.8386 <text:span text:style-name="T9">ms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9">98 <text:s text:c="2"/>/ 14.5478 <text:span text:style-name="T9">ms</text:span></text:p>
          </table:table-cell>
          <table:table-cell table:style-name="Table1.C2" office:value-type="string">
            <text:p text:style-name="P48">BRISK Desc: <text:span text:style-name="T16">12</text:span></text:p>
            <text:p text:style-name="P51">BRIEF Desc: <text:span text:style-name="T17">14</text:span></text:p>
            <text:p text:style-name="P54">ORB Desc <text:s text:c="2"/>: <text:span text:style-name="T19">12</text:span></text:p>
            <text:p text:style-name="P57">FREAK Desc : <text:span text:style-name="T20">13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9">113 / 14.0337 <text:span text:style-name="T9">ms</text:span></text:p>
          </table:table-cell>
          <table:table-cell table:style-name="Table1.C2" office:value-type="string">
            <text:p text:style-name="P48">BRISK Desc: <text:span text:style-name="T16">10</text:span></text:p>
            <text:p text:style-name="P51">BRIEF Desc: <text:span text:style-name="T17">11</text:span></text:p>
            <text:p text:style-name="P54">ORB Desc <text:s text:c="2"/>: <text:span text:style-name="T19">13</text:span></text:p>
            <text:p text:style-name="P57">FREAK Desc : <text:span text:style-name="T20">13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9">121 / 12.3817 <text:span text:style-name="T9">ms</text:span></text:p>
          </table:table-cell>
          <table:table-cell table:style-name="Table1.C2" office:value-type="string">
            <text:p text:style-name="P48">BRISK Desc: <text:span text:style-name="T16">14</text:span></text:p>
            <text:p text:style-name="P51">BRIEF Desc: <text:span text:style-name="T17">15</text:span></text:p>
            <text:p text:style-name="P54">ORB Desc <text:s text:c="2"/>: <text:span text:style-name="T19">16</text:span></text:p>
            <text:p text:style-name="P57">FREAK Desc : <text:span text:style-name="T20">15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9">160 / 15.0028 <text:span text:style-name="T9">ms</text:span></text:p>
          </table:table-cell>
          <table:table-cell table:style-name="Table1.C2" office:value-type="string">
            <text:p text:style-name="P48">BRISK Desc: <text:span text:style-name="T16">15</text:span></text:p>
            <text:p text:style-name="P51">BRIEF Desc: <text:span text:style-name="T17">20</text:span></text:p>
            <text:p text:style-name="P54">ORB Desc <text:s text:c="2"/>: <text:span text:style-name="T19">18</text:span></text:p>
            <text:p text:style-name="P57">FREAK Desc : <text:span text:style-name="T20">15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9">383 / 25.7505 <text:span text:style-name="T9">ms</text:span></text:p>
          </table:table-cell>
          <table:table-cell table:style-name="Table1.C2" office:value-type="string">
            <text:p text:style-name="P48">BRISK Desc: <text:span text:style-name="T16">16</text:span></text:p>
            <text:p text:style-name="P51">BRIEF Desc: <text:span text:style-name="T17">24</text:span></text:p>
            <text:p text:style-name="P54">ORB Desc <text:s text:c="2"/>: <text:span text:style-name="T19">24</text:span></text:p>
            <text:p text:style-name="P57">FREAK Desc : <text:span text:style-name="T20">17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31">85 <text:s text:c="2"/>/ 11.9399 <text:span text:style-name="T9">ms</text:span></text:p>
          </table:table-cell>
          <table:table-cell table:style-name="Table1.C2" office:value-type="string">
            <text:p text:style-name="P48">BRISK Desc: <text:span text:style-name="T16">16</text:span></text:p>
            <text:p text:style-name="P51"><text:soft-page-break/>BRIEF Desc: <text:span text:style-name="T18">26</text:span></text:p>
            <text:p text:style-name="P54">ORB Desc <text:s text:c="2"/>: <text:span text:style-name="T19">18</text:span></text:p>
            <text:p text:style-name="P57">FREAK Desc : <text:span text:style-name="T20">20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9">210 / 16.8435 <text:span text:style-name="T9">ms</text:span></text:p>
          </table:table-cell>
          <table:table-cell table:style-name="Table1.C2" office:value-type="string">
            <text:p text:style-name="P48">BRISK Desc: <text:span text:style-name="T16">15</text:span></text:p>
            <text:p text:style-name="P51">BRIEF Desc: <text:span text:style-name="T18">16</text:span></text:p>
            <text:p text:style-name="P54">ORB Desc <text:s text:c="2"/>: <text:span text:style-name="T19">15</text:span></text:p>
            <text:p text:style-name="P57">FREAK Desc : <text:span text:style-name="T20">14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9">171 / 14.9295 <text:span text:style-name="T9">ms</text:span></text:p>
          </table:table-cell>
          <table:table-cell table:style-name="Table1.C2" office:value-type="string">
            <text:p text:style-name="P48">BRISK Desc: <text:span text:style-name="T16">23</text:span></text:p>
            <text:p text:style-name="P51">BRIEF Desc: <text:span text:style-name="T18">24</text:span></text:p>
            <text:p text:style-name="P54">ORB Desc <text:s text:c="2"/>: <text:span text:style-name="T19">24</text:span></text:p>
            <text:p text:style-name="P57">FREAK Desc : <text:span text:style-name="T20">21</text:span></text:p>
            <text:p text:style-name="P61">AKAZE Desc : <text:span text:style-name="T15">na</text:span></text:p>
            <text:p text:style-name="P64">SIFT Desc: na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9">281 / 17.443<text:span text:style-name="T9">0</text:span> <text:span text:style-name="T9">ms</text:span></text:p>
          </table:table-cell>
          <table:table-cell table:style-name="Table1.C2" office:value-type="string">
            <text:p text:style-name="P48">BRISK Desc: <text:span text:style-name="T16">21</text:span></text:p>
            <text:p text:style-name="P51">BRIEF Desc: <text:span text:style-name="T18">23</text:span></text:p>
            <text:p text:style-name="P54">ORB Desc <text:s text:c="2"/>: <text:span text:style-name="T19">20</text:span></text:p>
            <text:p text:style-name="P57">FREAK Desc : <text:span text:style-name="T20">18</text:span></text:p>
            <text:p text:style-name="P61">AKAZE Desc : <text:span text:style-name="T15">na</text:span></text:p>
            <text:p text:style-name="P64">SIFT Desc: na</text:p>
          </table:table-cell>
        </table:table-row>
      </table:table>
      <text:p text:style-name="P1"/>
      <text:p text:style-name="P8"><text:span text:style-name="T1">FAST</text:span> Detecto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Image</text:p>
          </table:table-cell>
          <table:table-cell table:style-name="Table2.A1" office:value-type="string">
            <text:p text:style-name="P27"><text:span text:style-name="T7">Detected</text:span> Keypoints / <text:span text:style-name="T8">Execution Time (ms)</text:span></text:p>
          </table:table-cell>
          <table:table-cell table:style-name="Table2.C1" office:value-type="string">
            <text:p text:style-name="P28"><text:span text:style-name="T9">Matched Keypoints / </text:span>Execution Time (ms)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32">1824 / 23.9731 <text:span text:style-name="T9">ms</text:span></text:p>
          </table:table-cell>
          <table:table-cell table:style-name="Table2.C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32">1832 / 1.24335 <text:span text:style-name="T9">ms</text:span></text:p>
          </table:table-cell>
          <table:table-cell table:style-name="Table2.C2" office:value-type="string">
            <text:p text:style-name="P48">BRISK Desc: <text:span text:style-name="T21">97 / 2.355 ms</text:span></text:p>
            <text:p text:style-name="P51">BRIEF Desc: <text:span text:style-name="T22">119 / 1.4697 ms</text:span></text:p>
            <text:p text:style-name="P54">ORB Desc <text:s text:c="2"/>: <text:span text:style-name="T23">122 / 4.1830 ms</text:span></text:p>
            <text:p text:style-name="P57">FREAK Desc : <text:span text:style-name="T24">97 / 39.98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32">1810 / 1.64296 <text:span text:style-name="T9">ms</text:span></text:p>
          </table:table-cell>
          <table:table-cell table:style-name="Table2.C2" office:value-type="string">
            <text:p text:style-name="P49">BRISK Desc: <text:span text:style-name="T21">104 / 2.1588 ms</text:span></text:p>
            <text:p text:style-name="P51">BRIEF Desc: <text:span text:style-name="T22">130 / 1.239 ms</text:span></text:p>
            <text:p text:style-name="P55">ORB Desc <text:s text:c="2"/>: <text:span text:style-name="T23">122 / 3.72622 ms</text:span></text:p>
            <text:p text:style-name="P57">FREAK Desc : <text:span text:style-name="T24">98 / 36.92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32">1817 / 1.22723 <text:span text:style-name="T9">ms</text:span></text:p>
          </table:table-cell>
          <table:table-cell table:style-name="Table2.C2" office:value-type="string">
            <text:p text:style-name="P48">BRISK Desc: <text:span text:style-name="T21">101 / 1.9127 ms</text:span></text:p>
            <text:p text:style-name="P51">BRIEF Desc: <text:span text:style-name="T22">118 / 0.763</text:span></text:p>
            <text:p text:style-name="P54">ORB Desc <text:s text:c="2"/>: <text:span text:style-name="T23">115 / 4.02499 ms</text:span></text:p>
            <text:p text:style-name="P57">FREAK Desc : <text:span text:style-name="T24">94 / 35.93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32">1793 / 1.19248 <text:span text:style-name="T9">ms</text:span></text:p>
          </table:table-cell>
          <table:table-cell table:style-name="Table2.C2" office:value-type="string">
            <text:p text:style-name="P48">BRISK Desc: <text:span text:style-name="T21">98 / 1.77232 ms</text:span></text:p>
            <text:p text:style-name="P51">BRIEF Desc: <text:span text:style-name="T22">126 / 1.646</text:span></text:p>
            <text:p text:style-name="P54"><text:soft-page-break/>ORB Desc <text:s text:c="2"/>: <text:span text:style-name="T23">129 / 3.54179 ms</text:span></text:p>
            <text:p text:style-name="P57">FREAK Desc : <text:span text:style-name="T24">99 / 35.65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32">1796 / 1.36825 <text:span text:style-name="T9">ms</text:span></text:p>
          </table:table-cell>
          <table:table-cell table:style-name="Table2.C2" office:value-type="string">
            <text:p text:style-name="P48">BRISK Desc: <text:span text:style-name="T21">85 / 1.833 ms</text:span></text:p>
            <text:p text:style-name="P51">BRIEF Desc: <text:span text:style-name="T22">108 / 0.7715</text:span></text:p>
            <text:p text:style-name="P54">ORB Desc <text:s text:c="2"/>: <text:span text:style-name="T23">107 / 3.58029 ms</text:span></text:p>
            <text:p text:style-name="P57">FREAK Desc : <text:span text:style-name="T24">88 / 35.8737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32">1788 / 1.19925 <text:span text:style-name="T9">ms</text:span></text:p>
          </table:table-cell>
          <table:table-cell table:style-name="Table2.C2" office:value-type="string">
            <text:p text:style-name="P48">BRISK Desc: <text:span text:style-name="T21">107 / 1.833 ms</text:span></text:p>
            <text:p text:style-name="P51">BRIEF Desc: <text:span text:style-name="T22">123 / 1.264</text:span></text:p>
            <text:p text:style-name="P54">ORB Desc <text:s text:c="2"/>: <text:span text:style-name="T23">120 / 3.56077 ms</text:span></text:p>
            <text:p text:style-name="P57">FREAK Desc : <text:span text:style-name="T24">99 / 36.6087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32">1695 / 1.20363 <text:span text:style-name="T9">ms</text:span></text:p>
          </table:table-cell>
          <table:table-cell table:style-name="Table2.C2" office:value-type="string">
            <text:p text:style-name="P48">BRISK Desc: <text:span text:style-name="T21">107 / 1.694 ms</text:span></text:p>
            <text:p text:style-name="P51">BRIEF Desc: <text:span text:style-name="T22">131 / 0.7076 </text:span></text:p>
            <text:p text:style-name="P54">ORB Desc <text:s text:c="2"/>: <text:span text:style-name="T23">126 / 3.5478 ms</text:span></text:p>
            <text:p text:style-name="P57">FREAK Desc : <text:span text:style-name="T24">104 / 35.724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32">1749 / 1.73555 <text:span text:style-name="T9">ms</text:span></text:p>
          </table:table-cell>
          <table:table-cell table:style-name="Table2.C2" office:value-type="string">
            <text:p text:style-name="P48">BRISK Desc: <text:span text:style-name="T21">100 / 1.739 ms</text:span></text:p>
            <text:p text:style-name="P51">BRIEF Desc: <text:span text:style-name="T22">125 / 0.6722</text:span></text:p>
            <text:p text:style-name="P54">ORB Desc <text:s text:c="2"/>: <text:span text:style-name="T23">122 / 3.53226 ms</text:span></text:p>
            <text:p text:style-name="P57">FREAK Desc : <text:span text:style-name="T24">99 / 35.8115 ms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32">1770 / 1.21156 <text:span text:style-name="T9">ms</text:span></text:p>
          </table:table-cell>
          <table:table-cell table:style-name="Table2.C2" office:value-type="string">
            <text:p text:style-name="P48">BRISK Desc: <text:span text:style-name="T21">100 / 1.67199 ms</text:span></text:p>
            <text:p text:style-name="P51">BRIEF Desc: <text:span text:style-name="T22">119 / 1.1134 ms</text:span></text:p>
            <text:p text:style-name="P54">ORB Desc <text:s text:c="2"/>: <text:span text:style-name="T23">118 / 3.75786 ms</text:span></text:p>
            <text:p text:style-name="P57">FREAK Desc : <text:span text:style-name="T24">103 / 35.6736 ms</text:span></text:p>
            <text:p text:style-name="P60">AKAZE Desc : </text:p>
            <text:p text:style-name="P63">SIFT Desc: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text:span text:style-name="T2">BRISK</text:span> Detector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Image</text:p>
          </table:table-cell>
          <table:table-cell table:style-name="Table3.A1" office:value-type="string">
            <text:p text:style-name="P27"><text:span text:style-name="T7">Detected</text:span> Keypoints / <text:span text:style-name="T8">Execution Time (ms)</text:span></text:p>
          </table:table-cell>
          <table:table-cell table:style-name="Table3.C1" office:value-type="string">
            <text:p text:style-name="P28"><text:span text:style-name="T9">Matched Keypoints / </text:span>Execution Time (ms)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33">2757 / 37.7595 <text:span text:style-name="T10">ms</text:span></text:p>
          </table:table-cell>
          <table:table-cell table:style-name="Table3.C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33">2777 / 36.7858 <text:span text:style-name="T10">ms</text:span></text:p>
          </table:table-cell>
          <table:table-cell table:style-name="Table3.C2" office:value-type="string">
            <text:p text:style-name="P48">BRISK Desc: <text:span text:style-name="T25">171 / 3.112</text:span></text:p>
            <text:p text:style-name="P51">BRIEF Desc: <text:span text:style-name="T26">178 / 1.5104</text:span></text:p>
            <text:p text:style-name="P54">ORB Desc <text:s text:c="2"/>: <text:span text:style-name="T27">160 / 12.44</text:span></text:p>
            <text:p text:style-name="P57">FREAK Desc : <text:span text:style-name="T28">160 / 37.7153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33">2741 / 37.4728 <text:span text:style-name="T10">ms</text:span></text:p>
          </table:table-cell>
          <table:table-cell table:style-name="Table3.C2" office:value-type="string">
            <text:p text:style-name="P48">BRISK Desc: <text:span text:style-name="T25">176 / 3.0693</text:span></text:p>
            <text:p text:style-name="P51">BRIEF Desc: <text:span text:style-name="T26">205 / 1.123</text:span></text:p>
            <text:p text:style-name="P54">ORB Desc <text:s text:c="2"/>: <text:span text:style-name="T27">171 / 12.287</text:span></text:p>
            <text:p text:style-name="P57">FREAK Desc : <text:span text:style-name="T28">178 / 37.675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33">2735 / 36.4595 <text:span text:style-name="T10">ms</text:span></text:p>
          </table:table-cell>
          <table:table-cell table:style-name="Table3.C2" office:value-type="string">
            <text:p text:style-name="P48">BRISK Desc: <text:span text:style-name="T25">157 / 3.5225</text:span></text:p>
            <text:p text:style-name="P51">BRIEF Desc: <text:span text:style-name="T26">185 / 1.09152</text:span></text:p>
            <text:p text:style-name="P54">ORB Desc <text:s text:c="2"/>: <text:span text:style-name="T27">157 / 12.185</text:span></text:p>
            <text:p text:style-name="P57">FREAK Desc : <text:span text:style-name="T28">156 / 36.024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33">2757 / 37.4201 <text:span text:style-name="T10">ms</text:span></text:p>
          </table:table-cell>
          <table:table-cell table:style-name="Table3.C2" office:value-type="string">
            <text:p text:style-name="P48">BRISK Desc: <text:span text:style-name="T25">176 / 3.281</text:span></text:p>
            <text:p text:style-name="P51">BRIEF Desc: <text:span text:style-name="T26">179 / 1.2144</text:span></text:p>
            <text:p text:style-name="P54">ORB Desc <text:s text:c="2"/>: <text:span text:style-name="T27">170 / 12.4304</text:span></text:p>
            <text:p text:style-name="P57">FREAK Desc : <text:span text:style-name="T28">173 / 36.3224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6</text:p>
          </table:table-cell>
          <table:table-cell table:style-name="Table3.A2" office:value-type="string">
            <text:p text:style-name="P33">2695 / 36.5361 <text:span text:style-name="T10">ms</text:span></text:p>
          </table:table-cell>
          <table:table-cell table:style-name="Table3.C2" office:value-type="string">
            <text:p text:style-name="P48">BRISK Desc: <text:span text:style-name="T25">174 / 3.0541</text:span></text:p>
            <text:p text:style-name="P51">BRIEF Desc: <text:span text:style-name="T26">183 / 1.075</text:span></text:p>
            <text:p text:style-name="P54">ORB Desc <text:s text:c="2"/>: <text:span text:style-name="T27">154 / 12.3238</text:span></text:p>
            <text:p text:style-name="P57">FREAK Desc : <text:span text:style-name="T28">160 / 36.1349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7</text:p>
          </table:table-cell>
          <table:table-cell table:style-name="Table3.A2" office:value-type="string">
            <text:p text:style-name="P33">2715 / 36.4793 <text:span text:style-name="T10">ms</text:span></text:p>
          </table:table-cell>
          <table:table-cell table:style-name="Table3.C2" office:value-type="string">
            <text:p text:style-name="P48">BRISK Desc: <text:span text:style-name="T25">188 / 3.19</text:span></text:p>
            <text:p text:style-name="P51">BRIEF Desc: <text:span text:style-name="T26">195 / 1.07759</text:span></text:p>
            <text:p text:style-name="P54">ORB Desc <text:s text:c="2"/>: <text:span text:style-name="T27">180 / 12.2486</text:span></text:p>
            <text:p text:style-name="P57">FREAK Desc : <text:span text:style-name="T28">183 / 36.085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33">2628 / 36.1752 <text:span text:style-name="T10">ms</text:span></text:p>
          </table:table-cell>
          <table:table-cell table:style-name="Table3.C2" office:value-type="string">
            <text:p text:style-name="P48">BRISK Desc: <text:span text:style-name="T25">173 / 2.849</text:span></text:p>
            <text:p text:style-name="P51">BRIEF Desc: <text:span text:style-name="T26">207 / 1.08314</text:span></text:p>
            <text:p text:style-name="P54">ORB Desc <text:s text:c="2"/>: <text:span text:style-name="T27">171 / 12.1933</text:span></text:p>
            <text:p text:style-name="P57">FREAK Desc : <text:span text:style-name="T28">169 / 36.1775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9</text:p>
          </table:table-cell>
          <table:table-cell table:style-name="Table3.A2" office:value-type="string">
            <text:p text:style-name="P33">2639 / 35.5855 <text:span text:style-name="T10">ms</text:span></text:p>
          </table:table-cell>
          <table:table-cell table:style-name="Table3.C2" office:value-type="string">
            <text:p text:style-name="P48">BRISK Desc: <text:span text:style-name="T25">171 / 2.805</text:span></text:p>
            <text:p text:style-name="P51">BRIEF Desc: <text:span text:style-name="T26">189 / 1.06557</text:span></text:p>
            <text:p text:style-name="P54"><text:soft-page-break/>ORB Desc <text:s text:c="2"/>: <text:span text:style-name="T27">175 / 12.224</text:span></text:p>
            <text:p text:style-name="P57">FREAK Desc : <text:span text:style-name="T28">179 / 36.0756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33">2672 / 35.7061 <text:span text:style-name="T10">ms</text:span></text:p>
          </table:table-cell>
          <table:table-cell table:style-name="Table3.C2" office:value-type="string">
            <text:p text:style-name="P48">BRISK Desc: <text:span text:style-name="T25">184 / 2.66</text:span></text:p>
            <text:p text:style-name="P51">BRIEF Desc: <text:span text:style-name="T26">183 / 1.04627</text:span></text:p>
            <text:p text:style-name="P54">ORB Desc <text:s text:c="2"/>: <text:span text:style-name="T27">172 / 12.1912</text:span></text:p>
            <text:p text:style-name="P57">FREAK Desc : <text:span text:style-name="T28">168 / 37.1528</text:span></text:p>
            <text:p text:style-name="P60">AKAZE Desc : </text:p>
            <text:p text:style-name="P63">SIFT Desc: </text:p>
          </table:table-cell>
        </table:table-row>
      </table:table>
      <text:p text:style-name="P3"/>
      <text:p text:style-name="P10"><text:span text:style-name="T3">ORB</text:span> Detector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Image</text:p>
          </table:table-cell>
          <table:table-cell table:style-name="Table4.A1" office:value-type="string">
            <text:p text:style-name="P27"><text:span text:style-name="T7">Detected</text:span> Keypoints / <text:span text:style-name="T8">Execution Time (ms)</text:span></text:p>
          </table:table-cell>
          <table:table-cell table:style-name="Table4.C1" office:value-type="string">
            <text:p text:style-name="P28"><text:span text:style-name="T9">Matched Keypoints / </text:span>Execution Time (ms)</text:p>
          </table:table-cell>
        </table:table-row>
        <table:table-row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34">7822 / 14.4569 <text:span text:style-name="T10">ms</text:span></text:p>
          </table:table-cell>
          <table:table-cell table:style-name="Table4.C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A2" office:value-type="string">
            <text:p text:style-name="P34">7684 / 13.7004 <text:span text:style-name="T10">ms</text:span></text:p>
          </table:table-cell>
          <table:table-cell table:style-name="Table4.C2" office:value-type="string">
            <text:p text:style-name="P48">BRISK Desc: <text:span text:style-name="T29">621 / 8.3383</text:span></text:p>
            <text:p text:style-name="P52">BRIEF Desc: <text:span text:style-name="T30">400 / 3.131</text:span></text:p>
            <text:p text:style-name="P52"><text:span text:style-name="T30">ORB Desc <text:s text:c="2"/>: 570 / 15.8188</text:span></text:p>
            <text:p text:style-name="P57">FREAK Desc : <text:span text:style-name="T32">392 / 40.3501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A2" office:value-type="string">
            <text:p text:style-name="P34">7612 / 12.9982 <text:span text:style-name="T10">ms</text:span></text:p>
          </table:table-cell>
          <table:table-cell table:style-name="Table4.C2" office:value-type="string">
            <text:p text:style-name="P48">BRISK Desc: <text:span text:style-name="T29">616 / 8.264</text:span></text:p>
            <text:p text:style-name="P51">BRIEF Desc: <text:span text:style-name="T30">421 / 2.5813</text:span></text:p>
            <text:p text:style-name="P54">ORB Desc <text:s text:c="2"/>: <text:span text:style-name="T31">595 / 14.918</text:span></text:p>
            <text:p text:style-name="P57">FREAK Desc : <text:span text:style-name="T32">370 / 39.2896</text:span>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A2" office:value-type="string">
            <text:p text:style-name="P34">7783 / 14.3471 <text:span text:style-name="T10">ms</text:span></text:p>
          </table:table-cell>
          <table:table-cell table:style-name="Table4.C2" office:value-type="string">
            <text:p text:style-name="P48">BRISK Desc: <text:span text:style-name="T29">595 / 8.3489</text:span></text:p>
            <text:p text:style-name="P51">BRIEF Desc: <text:span text:style-name="T30">370 / 2.767</text:span></text:p>
            <text:p text:style-name="P54">ORB Desc <text:s text:c="2"/>: <text:span text:style-name="T31">538 / 14.9644</text:span>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34">7797 / 13.4333 <text:span text:style-name="T10">ms</text:span></text:p>
          </table:table-cell>
          <table:table-cell table:style-name="Table4.C2" office:value-type="string">
            <text:p text:style-name="P48">BRISK Desc: <text:span text:style-name="T29">632 / 8.33</text:span></text:p>
            <text:p text:style-name="P51">BRIEF Desc: <text:span text:style-name="T30">367 / 2.62031</text:span></text:p>
            <text:p text:style-name="P54">ORB Desc <text:s text:c="2"/>: <text:span text:style-name="T31">577 / 14.0894</text:span>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6</text:p>
          </table:table-cell>
          <table:table-cell table:style-name="Table4.A2" office:value-type="string">
            <text:p text:style-name="P34">7724 / 16.1256 <text:span text:style-name="T10">ms</text:span></text:p>
          </table:table-cell>
          <table:table-cell table:style-name="Table4.C2" office:value-type="string">
            <text:p text:style-name="P48">BRISK Desc: <text:span text:style-name="T29">614 / 8.5328</text:span></text:p>
            <text:p text:style-name="P51">BRIEF Desc: <text:span text:style-name="T30">357 / 2.68103</text:span></text:p>
            <text:p text:style-name="P54">ORB Desc <text:s text:c="2"/>: <text:span text:style-name="T31">565 / 14.0937</text:span>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7</text:p>
          </table:table-cell>
          <table:table-cell table:style-name="Table4.A2" office:value-type="string">
            <text:p text:style-name="P34">7612 / 13.7875 <text:span text:style-name="T10">ms</text:span></text:p>
          </table:table-cell>
          <table:table-cell table:style-name="Table4.C2" office:value-type="string">
            <text:p text:style-name="P48">BRISK Desc: <text:span text:style-name="T29">641 / 8.18332</text:span></text:p>
            <text:p text:style-name="P51">BRIEF Desc: <text:span text:style-name="T30">445 / 2.69603</text:span></text:p>
            <text:p text:style-name="P54">ORB Desc <text:s text:c="2"/>: <text:span text:style-name="T31">633 / 14.1012</text:span></text:p>
            <text:p text:style-name="P57"><text:soft-page-break/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8</text:p>
          </table:table-cell>
          <table:table-cell table:style-name="Table4.A2" office:value-type="string">
            <text:p text:style-name="P34">7534 / 13.5575 <text:span text:style-name="T10">ms</text:span></text:p>
          </table:table-cell>
          <table:table-cell table:style-name="Table4.C2" office:value-type="string">
            <text:p text:style-name="P48">BRISK Desc: <text:span text:style-name="T29">546 / 8.075</text:span></text:p>
            <text:p text:style-name="P51">BRIEF Desc: <text:span text:style-name="T30">429 / 2.58792</text:span></text:p>
            <text:p text:style-name="P54">ORB Desc <text:s text:c="2"/>: <text:span text:style-name="T31">570 / 14.0667</text:span>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9</text:p>
          </table:table-cell>
          <table:table-cell table:style-name="Table4.A2" office:value-type="string">
            <text:p text:style-name="P34">7622 / 13.5060 <text:span text:style-name="T10">ms</text:span></text:p>
          </table:table-cell>
          <table:table-cell table:style-name="Table4.C2" office:value-type="string">
            <text:p text:style-name="P48">BRISK Desc: <text:span text:style-name="T29">563 / 7.858</text:span></text:p>
            <text:p text:style-name="P51">BRIEF Desc: <text:span text:style-name="T30">418 / 2.59254</text:span></text:p>
            <text:p text:style-name="P54">ORB Desc <text:s text:c="2"/>: <text:span text:style-name="T31">572 / 13.9794</text:span>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4.A2" office:value-type="string">
            <text:p text:style-name="P16">10</text:p>
          </table:table-cell>
          <table:table-cell table:style-name="Table4.A2" office:value-type="string">
            <text:p text:style-name="P34">7635 / 14.3603 <text:span text:style-name="T10">ms</text:span></text:p>
          </table:table-cell>
          <table:table-cell table:style-name="Table4.C2" office:value-type="string">
            <text:p text:style-name="P48">BRISK Desc: <text:span text:style-name="T29">553 / 7.8 ms</text:span></text:p>
            <text:p text:style-name="P51">BRIEF Desc: <text:span text:style-name="T30">432 / 2.57243</text:span></text:p>
            <text:p text:style-name="P54">ORB Desc <text:s text:c="2"/>: <text:span text:style-name="T31">586 / 13.9131</text:span></text:p>
            <text:p text:style-name="P57">FREAK Desc : </text:p>
            <text:p text:style-name="P60">AKAZE Desc : </text:p>
            <text:p text:style-name="P63">SIFT Desc: </text:p>
          </table:table-cell>
        </table:table-row>
      </table:table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">AKAZE</text:span> Detector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Image</text:p>
          </table:table-cell>
          <table:table-cell table:style-name="Table5.A1" office:value-type="string">
            <text:p text:style-name="P27"><text:span text:style-name="T7">Detected</text:span> Keypoints / <text:span text:style-name="T8">Execution Time (ms)</text:span></text:p>
          </table:table-cell>
          <table:table-cell table:style-name="Table5.C1" office:value-type="string">
            <text:p text:style-name="P29"><text:span text:style-name="T9">Matched Keypoints / </text:span>Execution Time (ms)</text:p>
          </table:table-cell>
        </table:table-row>
        <table:table-row>
          <table:table-cell table:style-name="Table5.A2" office:value-type="string">
            <text:p text:style-name="P17">1</text:p>
          </table:table-cell>
          <table:table-cell table:style-name="Table5.A2" office:value-type="string">
            <text:p text:style-name="P35">1351 / 123.26<text:span text:style-name="T11">0 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2</text:p>
          </table:table-cell>
          <table:table-cell table:style-name="Table5.A2" office:value-type="string">
            <text:p text:style-name="P36">1327 / 64.9411<text:span text:style-name="T12"> 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<text:soft-page-break/>SIFT Desc: </text:p>
          </table:table-cell>
        </table:table-row>
        <table:table-row>
          <table:table-cell table:style-name="Table5.A2" office:value-type="string">
            <text:p text:style-name="P17">3</text:p>
          </table:table-cell>
          <table:table-cell table:style-name="Table5.A2" office:value-type="string">
            <text:p text:style-name="P37">1311 / 69.3643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4</text:p>
          </table:table-cell>
          <table:table-cell table:style-name="Table5.A2" office:value-type="string">
            <text:p text:style-name="P37">1351 / 67.6281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5</text:p>
          </table:table-cell>
          <table:table-cell table:style-name="Table5.A2" office:value-type="string">
            <text:p text:style-name="P38">1360 / 77.7710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6</text:p>
          </table:table-cell>
          <table:table-cell table:style-name="Table5.A2" office:value-type="string">
            <text:p text:style-name="P38">1347 / 74.9235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7</text:p>
          </table:table-cell>
          <table:table-cell table:style-name="Table5.A2" office:value-type="string">
            <text:p text:style-name="P38">1363 / 74.1294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8</text:p>
          </table:table-cell>
          <table:table-cell table:style-name="Table5.A2" office:value-type="string">
            <text:p text:style-name="P38">1331 / 75.7858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9</text:p>
          </table:table-cell>
          <table:table-cell table:style-name="Table5.A2" office:value-type="string">
            <text:p text:style-name="P38">1358 / 72.9497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5.A2" office:value-type="string">
            <text:p text:style-name="P17">10</text:p>
          </table:table-cell>
          <table:table-cell table:style-name="Table5.A2" office:value-type="string">
            <text:p text:style-name="P38">1331 / 74.1571 <text:span text:style-name="T13">ms</text:span></text:p>
          </table:table-cell>
          <table:table-cell table:style-name="Table5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</table:table>
      <text:p text:style-name="P5"><text:soft-page-break/></text:p>
      <text:p text:style-name="P12"><text:span text:style-name="T5">SIFT</text:span> Detector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Image</text:p>
          </table:table-cell>
          <table:table-cell table:style-name="Table6.A1" office:value-type="string">
            <text:p text:style-name="P26"><text:span text:style-name="T7">Detected</text:span> Keypoints / <text:span text:style-name="T8">Execution Time (ms)</text:span></text:p>
          </table:table-cell>
          <table:table-cell table:style-name="Table6.C1" office:value-type="string">
            <text:p text:style-name="P30"><text:span text:style-name="T9">Matched Keypoints / </text:span>Execution Time (ms)</text:p>
          </table:table-cell>
        </table:table-row>
        <table:table-row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39">1438 / 128.331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39">1371 / 120.23<text:span text:style-name="T6">0 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39">1380 / 122.749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4</text:p>
          </table:table-cell>
          <table:table-cell table:style-name="Table6.A2" office:value-type="string">
            <text:p text:style-name="P39">1335 / 123.197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5</text:p>
          </table:table-cell>
          <table:table-cell table:style-name="Table6.A2" office:value-type="string">
            <text:p text:style-name="P39">1305 / 126.745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6</text:p>
          </table:table-cell>
          <table:table-cell table:style-name="Table6.A2" office:value-type="string">
            <text:p text:style-name="P39">1369 / 130.626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7</text:p>
          </table:table-cell>
          <table:table-cell table:style-name="Table6.A2" office:value-type="string">
            <text:p text:style-name="P39">1396 / 127.448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8</text:p>
          </table:table-cell>
          <table:table-cell table:style-name="Table6.A2" office:value-type="string">
            <text:p text:style-name="P39">1382 / 127.097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<text:soft-page-break/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9</text:p>
          </table:table-cell>
          <table:table-cell table:style-name="Table6.A2" office:value-type="string">
            <text:p text:style-name="P39">1463 / 124.275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  <table:table-row>
          <table:table-cell table:style-name="Table6.A2" office:value-type="string">
            <text:p text:style-name="P18">10</text:p>
          </table:table-cell>
          <table:table-cell table:style-name="Table6.A2" office:value-type="string">
            <text:p text:style-name="P39">1422 / 129.344 <text:span text:style-name="T8">ms</text:span></text:p>
          </table:table-cell>
          <table:table-cell table:style-name="Table6.C2" office:value-type="string">
            <text:p text:style-name="P48">BRISK Desc: </text:p>
            <text:p text:style-name="P51">BRIEF Desc: </text:p>
            <text:p text:style-name="P54">ORB Desc <text:s text:c="2"/>: </text:p>
            <text:p text:style-name="P57">FREAK Desc : </text:p>
            <text:p text:style-name="P60">AKAZE Desc : </text:p>
            <text:p text:style-name="P63">SIFT Desc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47:27.421436817</meta:creation-date>
    <dc:date>2020-03-28T15:32:33.076505686</dc:date>
    <meta:editing-duration>PT5H8M33S</meta:editing-duration>
    <meta:editing-cycles>48</meta:editing-cycles>
    <meta:generator>LibreOffice/6.0.7.3$Linux_X86_64 LibreOffice_project/00m0$Build-3</meta:generator>
    <meta:document-statistic meta:table-count="7" meta:image-count="0" meta:object-count="0" meta:page-count="10" meta:paragraph-count="559" meta:word-count="1874" meta:character-count="8308" meta:non-whitespace-character-count="6677"/>
  </office:meta>
</office:document-meta>
</file>